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cm" fo:margin-bottom="0cm" fo:line-height="114%" fo:text-align="justify" style:justify-single-word="false" style:writing-mode="lr-tb"/>
      <style:text-properties fo:font-variant="normal" fo:text-transform="none" fo:color="#000000" style:text-line-through-style="none" style:font-name="Times New Roman" fo:font-size="10pt" fo:font-style="normal" style:text-underline-style="none" fo:font-weight="normal" style:text-blinking="false" fo:background-color="transparent" style:font-size-asian="10pt" style:font-size-complex="10pt"/>
    </style:style>
    <style:style style:name="P5" style:family="paragraph" style:parent-style-name="Text_20_body" style:master-page-name="Standard">
      <style:paragraph-properties fo:line-height="115%" fo:text-align="center" style:justify-single-word="false" style:page-number="auto" fo:break-before="auto" fo:break-after="auto"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weight-asian="bold" style:font-weight-complex="bold"/>
    </style:style>
    <style:style style:name="T3" style:family="text">
      <style:text-properties fo:font-weight="normal"/>
    </style:style>
    <style:style style:name="T4" style:family="text">
      <style:text-properties fo:font-size="11pt" style:font-size-asian="11pt" style:font-size-complex="11pt"/>
    </style:style>
    <style:style style:name="T5"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4d13bd9d-b907-e338-63de-622019cc7732"/><text:span text:style-name="T2">Résumé de l’étude de cas : stade d'eau vive</text:span></text:p>
      <text:p text:style-name="Text_20_body"/>
      <text:p text:style-name="P4">Le site du stade d'eau vive est un endroit où l'on peut pratiquer du kayak en régulant le courant d’eau suivant son niveau. Le site se compose d'une baie servant de réserve d'eau, d'un barrage qui régule le flux d'eau et ainsi le courant délivré, et d’une rivière artificielle en béton qui se jette dans la mer.</text:p>
      <text:p text:style-name="P4"/>
      <text:p text:style-name="P4">Ce système fonctionne avec la marée. La baie se remplit lorsque la marée monte. Une fois la marée au plus haut, les valves du barrage se referment et la baie est remplie et prête à être utilisée. Il faut attendre que la marée soit au plus bas du niveau du stade pour que celui-ci puisse fonctionner. A ce moment-là, les kayakistes peuvent descendre la rivière artificielle jusqu’à ce que la réserve d’eau atteigne un niveau minimum de remplissage, ou que la mer se mette à remonter. Le débit d’eau délivré peut être choisi afin de s’adapter au niveau des kayakistes.</text:p>
      <text:p text:style-name="P3"><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
    <meta:initial-creator/>
    <meta:editing-cycles>2</meta:editing-cycles>
    <meta:document-statistic meta:table-count="0" meta:image-count="0" meta:object-count="0" meta:page-count="1" meta:paragraph-count="4" meta:word-count="166" meta:character-count="921"/>
    <dc:date>2014-01-22T09:18:48</dc:date>
    <meta:editing-duration>PT45S</meta:editing-duration>
  </office:meta>
</office:document-meta>
</file>